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a8efc" officeooo:paragraph-rsid="000a8efc"/>
    </style:style>
    <style:style style:name="P2" style:family="paragraph" style:parent-style-name="Standard">
      <style:paragraph-properties fo:text-align="justify" style:justify-single-word="false"/>
      <style:text-properties officeooo:rsid="000c7a10" officeooo:paragraph-rsid="000c7a10"/>
    </style:style>
    <style:style style:name="P3" style:family="paragraph" style:parent-style-name="Standard">
      <style:paragraph-properties fo:text-align="justify" style:justify-single-word="false"/>
      <style:text-properties officeooo:rsid="000c7a10" officeooo:paragraph-rsid="000d5726"/>
    </style:style>
    <style:style style:name="P4" style:family="paragraph" style:parent-style-name="Standard">
      <style:paragraph-properties fo:text-align="justify" style:justify-single-word="false"/>
      <style:text-properties style:text-position="0% 100%" officeooo:rsid="000e4b2d" officeooo:paragraph-rsid="000e4b2d"/>
    </style:style>
    <style:style style:name="P5" style:family="paragraph" style:parent-style-name="Standard">
      <style:paragraph-properties fo:text-align="justify" style:justify-single-word="false"/>
      <style:text-properties style:text-position="0% 100%" officeooo:rsid="000e4b2d" officeooo:paragraph-rsid="000ec01a"/>
    </style:style>
    <style:style style:name="P6" style:family="paragraph" style:parent-style-name="Standard">
      <style:paragraph-properties fo:text-align="justify" style:justify-single-word="false"/>
      <style:text-properties style:text-position="0% 100%" officeooo:rsid="001299bc" officeooo:paragraph-rsid="001299bc"/>
    </style:style>
    <style:style style:name="P7" style:family="paragraph" style:parent-style-name="Standard">
      <style:paragraph-properties fo:text-align="justify" style:justify-single-word="false"/>
      <style:text-properties style:text-position="0% 100%" officeooo:rsid="001299bc" officeooo:paragraph-rsid="0013f105"/>
    </style:style>
    <style:style style:name="P8" style:family="paragraph" style:parent-style-name="Standard">
      <style:paragraph-properties fo:text-align="justify" style:justify-single-word="false"/>
      <style:text-properties style:text-position="0% 100%" officeooo:rsid="00140ab0" officeooo:paragraph-rsid="0015ab24"/>
    </style:style>
    <style:style style:name="P9" style:family="paragraph" style:parent-style-name="Standard">
      <style:paragraph-properties fo:text-align="justify" style:justify-single-word="false"/>
      <style:text-properties style:text-position="0% 100%" officeooo:rsid="0018fab9" officeooo:paragraph-rsid="0018fab9"/>
    </style:style>
    <style:style style:name="P10" style:family="paragraph" style:parent-style-name="Standard">
      <style:paragraph-properties fo:text-align="justify" style:justify-single-word="false"/>
      <style:text-properties style:text-position="0% 100%" officeooo:rsid="0021429a" officeooo:paragraph-rsid="0021429a"/>
    </style:style>
    <style:style style:name="P11" style:family="paragraph" style:parent-style-name="Standard">
      <style:paragraph-properties fo:text-align="justify" style:justify-single-word="false"/>
      <style:text-properties style:text-position="0% 100%" officeooo:rsid="0022be76" officeooo:paragraph-rsid="0022be76"/>
    </style:style>
    <style:style style:name="P12" style:family="paragraph" style:parent-style-name="Standard">
      <style:paragraph-properties fo:text-align="justify" style:justify-single-word="false"/>
      <style:text-properties style:text-position="0% 100%" officeooo:rsid="00248fbe" officeooo:paragraph-rsid="00248fbe"/>
    </style:style>
    <style:style style:name="P13" style:family="paragraph" style:parent-style-name="Standard" style:list-style-name="L1">
      <style:paragraph-properties fo:text-align="justify" style:justify-single-word="false"/>
      <style:text-properties style:text-position="0% 100%" officeooo:rsid="00267e2c" officeooo:paragraph-rsid="00267e2c"/>
    </style:style>
    <style:style style:name="P14" style:family="paragraph" style:parent-style-name="Standard">
      <style:paragraph-properties fo:text-align="justify" style:justify-single-word="false"/>
      <style:text-properties style:text-position="0% 100%" officeooo:rsid="00294702" officeooo:paragraph-rsid="00294702"/>
    </style:style>
    <style:style style:name="P15" style:family="paragraph" style:parent-style-name="Standard">
      <style:paragraph-properties fo:text-align="justify" style:justify-single-word="false"/>
      <style:text-properties style:text-position="0% 100%" officeooo:rsid="002a4d52" officeooo:paragraph-rsid="002a4d52"/>
    </style:style>
    <style:style style:name="P16" style:family="paragraph" style:parent-style-name="Standard">
      <style:paragraph-properties fo:text-align="justify" style:justify-single-word="false"/>
      <style:text-properties style:text-position="0% 100%" officeooo:rsid="002c3668" officeooo:paragraph-rsid="002c3668"/>
    </style:style>
    <style:style style:name="P17" style:family="paragraph" style:parent-style-name="Standard">
      <style:paragraph-properties fo:text-align="justify" style:justify-single-word="false"/>
      <style:text-properties officeooo:rsid="000ec01a" officeooo:paragraph-rsid="000ec01a"/>
    </style:style>
    <style:style style:name="P18" style:family="paragraph" style:parent-style-name="Standard">
      <style:paragraph-properties fo:text-align="justify" style:justify-single-word="false"/>
      <style:text-properties style:text-line-through-style="none" style:text-line-through-type="none" style:text-underline-style="solid" style:text-underline-width="auto" style:text-underline-color="font-color" officeooo:rsid="000c7a10" officeooo:paragraph-rsid="000c7a10"/>
    </style:style>
    <style:style style:name="P19" style:family="paragraph" style:parent-style-name="Standard">
      <style:paragraph-properties fo:margin-left="1.251cm" fo:margin-right="0cm" fo:text-align="justify" style:justify-single-word="false" fo:text-indent="0cm" style:auto-text-indent="false"/>
      <style:text-properties style:text-position="0% 100%" officeooo:rsid="000e4b2d" officeooo:paragraph-rsid="000e4b2d"/>
    </style:style>
    <style:style style:name="P20" style:family="paragraph" style:parent-style-name="Standard">
      <style:paragraph-properties fo:margin-left="1.251cm" fo:margin-right="0cm" fo:text-align="justify" style:justify-single-word="false" fo:text-indent="0cm" style:auto-text-indent="false"/>
      <style:text-properties style:text-position="0% 100%" officeooo:rsid="001776bb" officeooo:paragraph-rsid="001776bb"/>
    </style:style>
    <style:style style:name="P21" style:family="paragraph" style:parent-style-name="Standard">
      <style:paragraph-properties fo:margin-left="1.251cm" fo:margin-right="0cm" fo:text-align="justify" style:justify-single-word="false" fo:text-indent="0cm" style:auto-text-indent="false"/>
      <style:text-properties officeooo:rsid="001299bc" officeooo:paragraph-rsid="001299bc"/>
    </style:style>
    <style:style style:name="P22" style:family="paragraph" style:parent-style-name="Standard">
      <style:paragraph-properties fo:margin-left="2.501cm" fo:margin-right="0cm" fo:text-align="justify" style:justify-single-word="false" fo:text-indent="0cm" style:auto-text-indent="false"/>
      <style:text-properties officeooo:rsid="000ec01a" officeooo:paragraph-rsid="000ec01a"/>
    </style:style>
    <style:style style:name="P23" style:family="paragraph" style:parent-style-name="Standard">
      <style:paragraph-properties fo:margin-left="2.501cm" fo:margin-right="0cm" fo:text-align="justify" style:justify-single-word="false" fo:text-indent="0cm" style:auto-text-indent="false"/>
      <style:text-properties officeooo:rsid="001299bc" officeooo:paragraph-rsid="001299bc"/>
    </style:style>
    <style:style style:name="P24" style:family="paragraph" style:parent-style-name="Standard">
      <style:paragraph-properties fo:margin-left="2.501cm" fo:margin-right="0cm" fo:text-align="justify" style:justify-single-word="false" fo:text-indent="0cm" style:auto-text-indent="false"/>
      <style:text-properties style:text-position="0% 100%" officeooo:rsid="001776bb" officeooo:paragraph-rsid="001776bb"/>
    </style:style>
    <style:style style:name="P25" style:family="paragraph" style:parent-style-name="Standard">
      <style:paragraph-properties fo:margin-left="2.501cm" fo:margin-right="0cm" fo:text-align="justify" style:justify-single-word="false" fo:text-indent="0cm" style:auto-text-indent="false"/>
      <style:text-properties officeooo:paragraph-rsid="000ec01a"/>
    </style:style>
    <style:style style:name="P26" style:family="paragraph" style:parent-style-name="Standard">
      <style:paragraph-properties fo:margin-left="0cm" fo:margin-right="0cm" fo:text-align="justify" style:justify-single-word="false" fo:text-indent="0cm" style:auto-text-indent="false"/>
      <style:text-properties officeooo:rsid="001299bc" officeooo:paragraph-rsid="001299bc"/>
    </style:style>
    <style:style style:name="P27" style:family="paragraph" style:parent-style-name="Standard">
      <style:paragraph-properties fo:margin-left="0cm" fo:margin-right="0cm" fo:text-align="justify" style:justify-single-word="false" fo:text-indent="0cm" style:auto-text-indent="false"/>
      <style:text-properties officeooo:rsid="001776bb" officeooo:paragraph-rsid="001776bb"/>
    </style:style>
    <style:style style:name="P28" style:family="paragraph" style:parent-style-name="Text_20_body">
      <style:text-properties officeooo:rsid="002c5280" officeooo:paragraph-rsid="002c5280"/>
    </style:style>
    <style:style style:name="P29" style:family="paragraph" style:parent-style-name="Text_20_body">
      <style:text-properties officeooo:rsid="002d9706" officeooo:paragraph-rsid="002d9706"/>
    </style:style>
    <style:style style:name="P30" style:family="paragraph" style:parent-style-name="Text_20_body">
      <style:paragraph-properties fo:text-align="justify" style:justify-single-word="false"/>
      <style:text-properties officeooo:rsid="00326bc6" officeooo:paragraph-rsid="00326bc6"/>
    </style:style>
    <style:style style:name="P31" style:family="paragraph" style:parent-style-name="Heading_20_2">
      <style:paragraph-properties fo:text-align="justify" style:justify-single-word="false"/>
    </style:style>
    <style:style style:name="P32" style:family="paragraph" style:parent-style-name="Heading_20_4">
      <style:paragraph-properties fo:text-align="justify" style:justify-single-word="false"/>
    </style:style>
    <style:style style:name="P33" style:family="paragraph" style:parent-style-name="Heading_20_4">
      <style:text-properties officeooo:rsid="002a4d52" officeooo:paragraph-rsid="002a4d52"/>
    </style:style>
    <style:style style:name="P34" style:family="paragraph" style:parent-style-name="Heading_20_4">
      <style:text-properties officeooo:rsid="002d9706" officeooo:paragraph-rsid="002d9706"/>
    </style:style>
    <style:style style:name="P35" style:family="paragraph" style:parent-style-name="Heading_20_4">
      <style:paragraph-properties fo:text-align="justify" style:justify-single-word="false"/>
      <style:text-properties style:text-position="0% 100%" officeooo:rsid="00248fbe" officeooo:paragraph-rsid="00326bc6"/>
    </style:style>
    <style:style style:name="T1" style:family="text">
      <style:text-properties style:text-position="sub 58%"/>
    </style:style>
    <style:style style:name="T2" style:family="text">
      <style:text-properties style:text-position="sub 58%" officeooo:rsid="000d5726"/>
    </style:style>
    <style:style style:name="T3" style:family="text">
      <style:text-properties style:text-position="sub 58%" officeooo:rsid="000c7a10"/>
    </style:style>
    <style:style style:name="T4" style:family="text">
      <style:text-properties style:text-position="sub 58%" officeooo:rsid="000ec01a"/>
    </style:style>
    <style:style style:name="T5" style:family="text">
      <style:text-properties style:text-position="sub 58%" officeooo:rsid="0013f105"/>
    </style:style>
    <style:style style:name="T6" style:family="text">
      <style:text-properties style:text-position="sub 58%" officeooo:rsid="0015ab24"/>
    </style:style>
    <style:style style:name="T7" style:family="text">
      <style:text-properties style:text-position="sub 58%" officeooo:rsid="001299bc"/>
    </style:style>
    <style:style style:name="T8" style:family="text">
      <style:text-properties style:text-position="sub 58%" fo:font-weight="normal" officeooo:rsid="001299bc" style:font-weight-asian="normal" style:font-weight-complex="normal"/>
    </style:style>
    <style:style style:name="T9" style:family="text">
      <style:text-properties style:text-position="sub 58%" officeooo:rsid="0019f02f"/>
    </style:style>
    <style:style style:name="T10" style:family="text">
      <style:text-properties style:text-position="0% 100%"/>
    </style:style>
    <style:style style:name="T11" style:family="text">
      <style:text-properties style:text-position="0% 100%" officeooo:rsid="000d5726"/>
    </style:style>
    <style:style style:name="T12" style:family="text">
      <style:text-properties style:text-position="0% 100%" officeooo:rsid="000ec01a"/>
    </style:style>
    <style:style style:name="T13" style:family="text">
      <style:text-properties style:text-position="0% 100%" officeooo:rsid="000c7a10"/>
    </style:style>
    <style:style style:name="T14" style:family="text">
      <style:text-properties style:text-position="0% 100%" officeooo:rsid="001776bb"/>
    </style:style>
    <style:style style:name="T15" style:family="text">
      <style:text-properties style:text-position="0% 100%" officeooo:rsid="0017b515"/>
    </style:style>
    <style:style style:name="T16" style:family="text">
      <style:text-properties style:text-position="0% 100%" officeooo:rsid="0019f02f"/>
    </style:style>
    <style:style style:name="T17" style:family="text">
      <style:text-properties style:text-position="0% 100%" officeooo:rsid="00326bc6"/>
    </style:style>
    <style:style style:name="T18" style:family="text">
      <style:text-properties officeooo:rsid="000d5726"/>
    </style:style>
    <style:style style:name="T19" style:family="text">
      <style:text-properties style:text-position="super 58%"/>
    </style:style>
    <style:style style:name="T20" style:family="text">
      <style:text-properties officeooo:rsid="001041f3"/>
    </style:style>
    <style:style style:name="T21" style:family="text">
      <style:text-properties officeooo:rsid="001299bc"/>
    </style:style>
    <style:style style:name="T22" style:family="text">
      <style:text-properties officeooo:rsid="0013f105"/>
    </style:style>
    <style:style style:name="T23" style:family="text">
      <style:text-properties officeooo:rsid="0015ab24"/>
    </style:style>
    <style:style style:name="T24" style:family="text">
      <style:text-properties fo:font-weight="normal" style:font-weight-asian="normal" style:font-weight-complex="normal"/>
    </style:style>
    <style:style style:name="T25" style:family="text">
      <style:text-properties fo:font-weight="normal" officeooo:rsid="001299bc" style:font-weight-asian="normal" style:font-weight-complex="normal"/>
    </style:style>
    <style:style style:name="T26" style:family="text">
      <style:text-properties officeooo:rsid="00190d8d"/>
    </style:style>
    <style:style style:name="T27" style:family="text">
      <style:text-properties officeooo:rsid="001e15d3"/>
    </style:style>
    <style:style style:name="T28" style:family="text">
      <style:text-properties officeooo:rsid="001f5b5e"/>
    </style:style>
    <style:style style:name="T29" style:family="text">
      <style:text-properties officeooo:rsid="00221d77"/>
    </style:style>
    <style:style style:name="T30" style:family="text">
      <style:text-properties officeooo:rsid="0027df9e"/>
    </style:style>
    <style:style style:name="T31" style:family="text">
      <style:text-properties officeooo:rsid="0029d3ac"/>
    </style:style>
    <style:style style:name="T32" style:family="text">
      <style:text-properties officeooo:rsid="002a4d52"/>
    </style:style>
    <style:style style:name="T33" style:family="text">
      <style:text-properties officeooo:rsid="002e6d87"/>
    </style:style>
    <style:style style:name="T34" style:family="text">
      <style:text-properties officeooo:rsid="00308f2d"/>
    </style:style>
    <style:style style:name="T35" style:family="text">
      <style:text-properties officeooo:rsid="00326bc6"/>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 413 – TP5-6</text:p>
      <text:p text:style-name="P1"/>
      <text:p text:style-name="P1">Alan Gardin – Ronan Garet</text:p>
      <text:p text:style-name="P1"/>
      <text:p text:style-name="P1">13/03/2017</text:p>
      <text:p text:style-name="P1"/>
      <text:h text:style-name="P31" text:outline-level="2">Fonctionnement de l’algorithme</text:h>
      <text:p text:style-name="P2"/>
      <text:p text:style-name="P2">L’algorithme prend en entrée une liste de n points [p<text:span text:style-name="T1">0</text:span><text:span text:style-name="T10">, …,p</text:span><text:span text:style-name="T1">n-1</text:span><text:span text:style-name="T10">]</text:span> à <text:span text:style-name="T18">d</text:span> coordonnées <text:span text:style-name="T26">(</text:span><text:span text:style-name="T10">x</text:span><text:span text:style-name="T9">0</text:span><text:span text:style-name="T10">, …,</text:span><text:span text:style-name="T16">x</text:span><text:span text:style-name="T9">d-1</text:span><text:span text:style-name="T16">) </text:span><text:span text:style-name="T15">et k, le nombre de barycentres</text:span>.</text:p>
      <text:p text:style-name="P2"/>
      <text:p text:style-name="P17">L’algorithme renvoie en sortie C = [C<text:span text:style-name="T1">1</text:span>, …, C<text:span text:style-name="T1">k-1</text:span>] ou Ci est une liste contenant l’ensemble des points du cluster <text:span text:style-name="T20">associé au centre i.</text:span></text:p>
      <text:p text:style-name="P2"/>
      <text:p text:style-name="P18">Début de l’algorithme :</text:p>
      <text:p text:style-name="P2"/>
      <text:p text:style-name="P3">Choisir k <text:span text:style-name="T28">centres</text:span> <text:span text:style-name="T10">[</text:span><text:span text:style-name="T11">c</text:span><text:span text:style-name="T1">0</text:span><text:span text:style-name="T10">,…,</text:span><text:span text:style-name="T11">c</text:span><text:span text:style-name="T2">k-</text:span><text:span text:style-name="T1">1</text:span><text:span text:style-name="T10">]</text:span><text:span text:style-name="T1"> </text:span>distincts de <text:span text:style-name="T28">parmi</text:span> <text:span text:style-name="T10">[p</text:span><text:span text:style-name="T1">0</text:span><text:span text:style-name="T10">, …,p</text:span><text:span text:style-name="T1">n-1</text:span><text:span text:style-name="T10">]</text:span><text:span text:style-name="T1"> </text:span></text:p>
      <text:p text:style-name="P4"/>
      <text:p text:style-name="P5">Calculer (L<text:span text:style-name="T1">i,j</text:span>)<text:span text:style-name="T1">(i,j) ∈ [0,n-1]²</text:span> l’ « éloignement » entre chaque couple de points, où L<text:span text:style-name="T1">ij</text:span>=L<text:span text:style-name="T1">ji</text:span> correspond à l’éloignement entre les points i et j</text:p>
      <text:p text:style-name="P4"/>
      <text:p text:style-name="P6">Tant que condition d’arrêt non-respectée :</text:p>
      <text:p text:style-name="P4"/>
      <text:p text:style-name="P19">Pour i allant de 0 à n-1 :</text:p>
      <text:p text:style-name="P25"><text:span text:style-name="T12">On cherche j tel que L</text:span><text:span text:style-name="T4">ij</text:span><text:span text:style-name="T12"> minimal et p</text:span><text:span text:style-name="T4">j</text:span><text:span text:style-name="T12"> </text:span>∈ <text:span text:style-name="T13">[c</text:span><text:span text:style-name="T3">0</text:span><text:span text:style-name="T13">,…,c</text:span><text:span text:style-name="T2">k-</text:span><text:span text:style-name="T3">1</text:span><text:span text:style-name="T13">]</text:span></text:p>
      <text:p text:style-name="P22"><text:span text:style-name="T13">A</text:span><text:span text:style-name="T10">jouter p</text:span><text:span text:style-name="T1">i</text:span><text:span text:style-name="T10"> à C</text:span></text:p>
      <text:p text:style-name="P21"><text:span text:style-name="T10">Fin Pour</text:span></text:p>
      <text:p text:style-name="P21"><text:span text:style-name="T10"/></text:p>
      <text:p text:style-name="P21"><text:span text:style-name="T10">Pour i allant de 0 à k-1 :</text:span></text:p>
      <text:p text:style-name="P23"><text:span text:style-name="T10">Calcul</text:span><text:span text:style-name="T14">er</text:span><text:span text:style-name="T10"> B</text:span><text:span text:style-name="T1">i</text:span><text:span text:style-name="T10">, le barycentre de C</text:span><text:span text:style-name="T1">i</text:span></text:p>
      <text:p text:style-name="P24">Remplacer c<text:span text:style-name="T1">i</text:span> par le point de <text:span text:style-name="T21">C</text:span><text:span text:style-name="T7">i</text:span><text:span text:style-name="T21"> </text:span>ayant le plus petit éloignement avec <text:span text:style-name="T24"><text:s/></text:span><text:span text:style-name="T25">B</text:span><text:span text:style-name="T8">i</text:span></text:p>
      <text:p text:style-name="P20"><text:span text:style-name="T25">F</text:span><text:span text:style-name="T24">in Pour</text:span></text:p>
      <text:p text:style-name="P23"><text:span text:style-name="T10"/></text:p>
      <text:p text:style-name="P21"><text:span text:style-name="T10"/></text:p>
      <text:p text:style-name="P26"><text:span text:style-name="T10">Fin Tant que</text:span></text:p>
      <text:p text:style-name="P26"><text:span text:style-name="T10"/></text:p>
      <text:p text:style-name="P27"><text:span text:style-name="T10">Retourner C</text:span></text:p>
      <text:p text:style-name="P4"/>
      <text:p text:style-name="P4"/>
      <text:p text:style-name="P4"/>
      <text:h text:style-name="P32" text:outline-level="4">Calcul de l’ « éloignement » :</text:h>
      <text:p text:style-name="P7">Dans un 1<text:span text:style-name="T19">er</text:span> temps, nous avons choisi le calcul de distance qui nous a paru le plus naturel : la distance euclidienne. <text:span text:style-name="T22">Soit D</text:span><text:span text:style-name="T5">ij</text:span><text:span text:style-name="T22"> la distance entre les points pi et pj, on a donc </text:span><text:span text:style-name="T5"><draw:frame draw:style-name="fr1" draw:name="Objet1" text:anchor-type="as-char" svg:y="-0.799cm" svg:width="3.748cm" svg:height="1.226cm" draw:z-index="0"><draw:object xlink:href="./Object 1" xlink:type="simple" xlink:show="embed" xlink:actuate="onLoad"/><draw:image xlink:href="./ObjectReplacements/Object 1" xlink:type="simple" xlink:show="embed" xlink:actuate="onLoad"/></draw:frame></text:span></text:p>
      <text:p text:style-name="P8">Pour simplifier les calculs, on ne calculera pas la raçine carrée et on appellera cette valeur « éloignement ». <text:span text:style-name="T23">On a donc <text:s/>L</text:span><text:span text:style-name="T6">i,j </text:span><text:span text:style-name="T23"><text:s/>= D</text:span><text:span text:style-name="T5">ij</text:span><text:span text:style-name="T23">²</text:span></text:p>
      <text:p text:style-name="P4"/>
      <text:p text:style-name="P6"/>
      <text:h text:style-name="P33" text:outline-level="4"><text:soft-page-break/>Quantifier la qualité d’une solution</text:h>
      <text:p text:style-name="P28">Pour un nombre de centres donnés,, une solution est d’autant plus optimale que la distance moyenne entre chaque point et son centre est faible. C’est cette valeur que nous utiliserons pour quantifier la qualité d’une solution par rapport à une autre.</text:p>
      <text:h text:style-name="P34" text:outline-level="4">Choix du nombre de sommets</text:h>
      <text:p text:style-name="P29">Dans un premier temps, le nombre de sommets sera choisi de manière arbitraire.</text:p>
      <text:h text:style-name="Heading_20_4" text:outline-level="4">Calcul d<text:span text:style-name="T27">u</text:span> barycentre</text:h>
      <text:p text:style-name="P9">On prend comme barycentre d’un ensemble de n points la moyenne de leurs coordonnées.<draw:frame draw:style-name="fr1" draw:name="Objet2" text:anchor-type="as-char" svg:y="-0.713cm" svg:width="4.436cm" svg:height="1.139cm" draw:z-index="1"><draw:object xlink:href="./Object 2" xlink:type="simple" xlink:show="embed" xlink:actuate="onLoad"/><draw:image xlink:href="./ObjectReplacements/Object 2" xlink:type="simple" xlink:show="embed" xlink:actuate="onLoad"/></draw:frame></text:p>
      <text:p text:style-name="P9"/>
      <text:p text:style-name="P9"/>
      <text:h text:style-name="Heading_20_4" text:outline-level="4">Condition d’arrêt</text:h>
      <text:p text:style-name="P14">L’<text:span text:style-name="T31">algorithme des k-means converge vers une solution localement optimale. L’idéal serait donc d’arrêter le programme quand les solutions trouvées ne varient plus. </text:span></text:p>
      <text:p text:style-name="P15">Cependant, il est possible que cela n’arrive jamais (présence de cycles). </text:p>
      <text:p text:style-name="P15">Dans un premier temps, on choisira comme condition d’arrêt un nombre d’itérations choisi de façon arbitraire.</text:p>
      <text:p text:style-name="P15"/>
      <text:p text:style-name="P16">Une manière plus efficace que nous implanterions dans une version ultérieure serait <text:span text:style-name="T34">de garder en mémoire la meilleure solution trouvée (distance moyenne entre les points et leur centre minimale) ; si cette solution n’a pas changé après un certain nombre d’itérations (choisi de façon arbitraire ?) on arrête le programme.</text:span></text:p>
      <text:h text:style-name="Heading_20_4" text:outline-level="4">Choix initial des centres</text:h>
      <text:p text:style-name="P10"/>
      <text:p text:style-name="P10">Dans un premier temps, le choix initial des centres se fera de manière aléatoire. <text:span text:style-name="T29">Aucun point n’étant plus important qu’un autre on choisira une probabilité uniforme.</text:span></text:p>
      <text:p text:style-name="P10"/>
      <text:p text:style-name="P12">Cependant, l’algorithme des k-means ne fournissant qu’une solution localement optimale, les choix <text:span text:style-name="T30">initiaux</text:span> des centres s’avère crucial et devra être amélioré.</text:p>
      <text:p text:style-name="P12"/>
      <text:h text:style-name="P35" text:outline-level="4">C<text:span text:style-name="T35">omplexité de l’algorithme</text:span></text:h>
      <text:p text:style-name="P30"><text:span text:style-name="T17">A </text:span><text:span text:style-name="T10">faire</text:span></text:p>
      <text:h text:style-name="Heading_20_4" text:outline-level="4">Utilisations possibles <text:span text:style-name="T32">de ce genre d’algorithmes</text:span></text:h>
      <text:p text:style-name="P11"/>
      <text:list xml:id="list2214903069858618611" text:style-name="L1">
        <text:list-item>
          <text:p text:style-name="P13">Identification de groupes d’individus dans une foule (une dimension par caractéristique <text:span text:style-name="T31">étudiée</text:span> : âge, revenus, …).</text:p>
        </text:list-item>
        <text:list-item>
          <text:p text:style-name="P13"><text:span text:style-name="T31">Identification</text:span> de regroupements d’étoiles <text:span text:style-name="T33">afin de déterminer des galaxi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37:35.081756250</meta:creation-date>
    <dc:date>2017-03-13T11:53:52.714612359</dc:date>
    <meta:editing-duration>PT1H45M9S</meta:editing-duration>
    <meta:editing-cycles>37</meta:editing-cycles>
    <meta:generator>LibreOffice/5.1.6.2$Linux_X86_64 LibreOffice_project/10m0$Build-2</meta:generator>
    <meta:document-statistic meta:table-count="0" meta:image-count="0" meta:object-count="2" meta:page-count="2" meta:paragraph-count="42" meta:word-count="500" meta:character-count="3005" meta:non-whitespace-character-count="2542"/>
  </office:meta>
</office:document-meta>
</file>

<file path=Object 1/content.xml><?xml version="1.0" encoding="utf-8"?>
<math xmlns="http://www.w3.org/1998/Math/MathML" display="block">
  <semantics>
    <mrow>
      <msub>
        <mi>D</mi>
        <mi mathvariant="italic">ij</mi>
      </msub>
      <mo stretchy="false">=</mo>
      <msqrt>
        <mrow>
          <mrow>
            <munderover>
              <mo stretchy="false">∑</mo>
              <mrow>
                <mi>l</mi>
                <mo stretchy="false">=</mo>
                <mn>0</mn>
              </mrow>
              <mrow>
                <mi>k</mi>
                <mo stretchy="false">−</mo>
                <mn>1</mn>
              </mrow>
            </munderover>
            <mrow>
              <mo fence="true" stretchy="false">(</mo>
              <mrow>
                <mrow>
                  <msub>
                    <mi>x</mi>
                    <mrow>
                      <mi>i</mi>
                      <mi>,</mi>
                      <mi>l</mi>
                    </mrow>
                  </msub>
                  <mo stretchy="false">−</mo>
                  <msub>
                    <mi>x</mi>
                    <mrow>
                      <mi>j</mi>
                      <mi>,</mi>
                      <mi>l</mi>
                    </mrow>
                  </msub>
                </mrow>
              </mrow>
              <mo fence="true" stretchy="false">)</mo>
            </mrow>
          </mrow>
          <mn>²</mn>
        </mrow>
      </msqrt>
    </mrow>
    <annotation encoding="StarMath 5.0">D sub{ij} = sqrt{sum from{l=0} to{k-1} (x sub{i,l} - x sub{j,l})²} </annotation>
  </semantics>
</math>
</file>

<file path=Object 2/content.xml><?xml version="1.0" encoding="utf-8"?>
<math xmlns="http://www.w3.org/1998/Math/MathML" display="block">
  <semantics>
    <mrow>
      <mo fence="true" stretchy="false">(</mo>
      <mrow>
        <mrow>
          <mfrac>
            <mn>1</mn>
            <mi>n</mi>
          </mfrac>
          <mrow>
            <munderover>
              <mo stretchy="false">∑</mo>
              <mrow>
                <mi>i</mi>
                <mo stretchy="false">=</mo>
                <mn>0</mn>
              </mrow>
              <mrow>
                <mi>n</mi>
                <mo stretchy="false">−</mo>
                <mn>1</mn>
              </mrow>
            </munderover>
            <msub>
              <mi>x</mi>
              <mrow>
                <mn>0,</mn>
                <mi>i</mi>
              </mrow>
            </msub>
          </mrow>
          <mi>,</mi>
          <mn>...</mn>
          <mi>,</mi>
          <mfrac>
            <mn>1</mn>
            <mi>n</mi>
          </mfrac>
          <mrow>
            <munderover>
              <mo stretchy="false">∑</mo>
              <mrow>
                <mi>i</mi>
                <mo stretchy="false">=</mo>
                <mn>0</mn>
              </mrow>
              <mrow>
                <mi>n</mi>
                <mo stretchy="false">−</mo>
                <mn>1</mn>
              </mrow>
            </munderover>
            <msub>
              <mi>x</mi>
              <mrow>
                <mrow>
                  <mi>n</mi>
                  <mo stretchy="false">−</mo>
                  <mn>1,</mn>
                </mrow>
                <mi>i</mi>
              </mrow>
            </msub>
          </mrow>
        </mrow>
      </mrow>
      <mo fence="true" stretchy="false">)</mo>
    </mrow>
    <annotation encoding="StarMath 5.0">({1} over {n} sum from{i=0} to{n-1} x sub{0,i}, ..., {1} over {n} sum from{i=0} to{n-1} x sub{n-1,i})</annotation>
  </semantics>
</math>
</file>